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205cm" fo:min-width="0cm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8cm" loext:decorative="false"/>
      <style:paragraph-properties style:writing-mode="lr-tb"/>
    </style:style>
    <style:style style:name="gr5" style:family="graphic" style:parent-style-name="objectwithoutfill">
      <style:graphic-properties draw:stroke="dash" draw:stroke-dash="Double_20_Dash" svg:stroke-color="#000000" svg:stroke-linecap="butt" draw:fill="none" draw:textarea-vertical-align="middle" loext:decorative="fals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24cm" fo:min-width="1.348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324cm" fo:min-width="3.576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0.073cm" loext:decorative="fals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4.641cm" fo:min-width="0.073cm" loext:decorative="fals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12cm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466cm" fo:min-width="0.073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484cm" loext:decorative="false"/>
      <style:paragraph-properties style:writing-mode="lr-tb"/>
    </style:style>
    <style:style style:name="gr14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15" style:family="graphic" style:parent-style-name="standard">
      <style:graphic-properties draw:stroke="dash" draw:stroke-dash="Double_20_Dash" svg:stroke-color="#000000" draw:marker-start="Arrowheads_20_10" draw:marker-start-width="0.3cm" svg:stroke-linecap="butt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399cm" loext:decorative="false"/>
      <style:paragraph-properties style:writing-mode="lr-tb"/>
    </style:style>
    <style:style style:name="gr17" style:family="graphic">
      <style:graphic-properties loext:decorative="false"/>
    </style:style>
    <style:style style:name="gr18" style:family="graphic" style:parent-style-name="standard">
      <style:graphic-properties svg:stroke-color="#000000" draw:marker-start="Arrowheads_20_13" draw:marker-start-width="0.3cm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Noto Sans" fo:font-size="10pt"/>
    </style:style>
    <style:style style:name="P5" style:family="paragraph">
      <style:paragraph-properties fo:text-align="center"/>
      <style:text-properties style:font-name="Courier New" fo:font-size="10pt" style:font-size-asian="10pt" style:font-size-complex="10pt"/>
    </style:style>
    <style:style style:name="P6" style:family="paragraph">
      <loext:graphic-properties draw:fill-color="#ffffff"/>
      <style:paragraph-properties fo:text-align="center" style:writing-mode="lr-tb"/>
      <style:text-properties style:font-name="Courier New"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  <style:text-properties style:font-name="Courier New" fo:font-size="10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style:font-name="Noto Sans" fo:font-size="10pt"/>
    </style:style>
    <style:style style:name="P10" style:family="paragraph">
      <loext:graphic-properties draw:fill="none" draw:fill-color="#ffffff"/>
      <style:text-properties style:font-name="Courier New" fo:font-size="10pt" style:font-size-asian="10pt" style:font-size-complex="10pt"/>
    </style:style>
    <style:style style:name="T1" style:family="text">
      <style:text-properties style:font-name="Noto Sans" fo:font-size="10pt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style:font-name="Courier New"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0.645cm" svg:height="0.643cm" svg:x="1.335cm" svg:y="1.5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1.653cm" svg:y1="2.236cm" svg:x2="1.653cm" svg:y2="3.208cm">
            <text:p/>
          </draw:line>
          <draw:line draw:style-name="gr3" draw:text-style-name="P2" draw:layer="layout" svg:x1="1cm" svg:y1="2.56cm" svg:x2="2.306cm" svg:y2="2.56cm">
            <text:p/>
          </draw:line>
          <draw:line draw:style-name="gr3" draw:text-style-name="P2" draw:layer="layout" svg:x1="1.653cm" svg:y1="3.209cm" svg:x2="2.306cm" svg:y2="3.858cm">
            <text:p/>
          </draw:line>
          <draw:line draw:style-name="gr3" draw:text-style-name="P2" draw:layer="layout" svg:x1="1.653cm" svg:y1="3.209cm" svg:x2="1cm" svg:y2="3.858cm">
            <text:p/>
          </draw:line>
        </draw:g>
        <draw:frame draw:style-name="gr4" draw:text-style-name="P4" draw:layer="layout" svg:width="2.324cm" svg:height="0.73cm" svg:x="0.7cm" svg:y="0.949cm">
          <draw:text-box>
            <text:p text:style-name="P3"><text:span text:style-name="T1">Customer</text:span></text:p>
          </draw:text-box>
        </draw:frame>
        <draw:line draw:style-name="gr5" draw:text-style-name="P2" draw:layer="layout" svg:x1="1.652cm" svg:y1="3.87cm" svg:x2="1.652cm" svg:y2="9.712cm">
          <text:p/>
        </draw:line>
        <draw:g draw:style-name="gr1">
          <draw:custom-shape draw:style-name="gr2" draw:text-style-name="P1" draw:layer="layout" svg:width="0.645cm" svg:height="0.643cm" svg:x="18.582cm" svg:y="1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18.9cm" svg:y1="2.227cm" svg:x2="18.9cm" svg:y2="3.199cm">
            <text:p/>
          </draw:line>
          <draw:line draw:style-name="gr3" draw:text-style-name="P2" draw:layer="layout" svg:x1="18.247cm" svg:y1="2.551cm" svg:x2="19.553cm" svg:y2="2.551cm">
            <text:p/>
          </draw:line>
          <draw:line draw:style-name="gr3" draw:text-style-name="P2" draw:layer="layout" svg:x1="18.9cm" svg:y1="3.2cm" svg:x2="19.553cm" svg:y2="3.849cm">
            <text:p/>
          </draw:line>
          <draw:line draw:style-name="gr3" draw:text-style-name="P2" draw:layer="layout" svg:x1="18.9cm" svg:y1="3.2cm" svg:x2="18.247cm" svg:y2="3.849cm">
            <text:p/>
          </draw:line>
        </draw:g>
        <draw:frame draw:style-name="gr4" draw:text-style-name="P4" draw:layer="layout" svg:width="1.81cm" svg:height="0.73cm" svg:x="17.988cm" svg:y="0.949cm">
          <draw:text-box>
            <text:p text:style-name="P3"><text:span text:style-name="T1">Library</text:span></text:p>
          </draw:text-box>
        </draw:frame>
        <draw:custom-shape draw:style-name="gr6" draw:text-style-name="P6" draw:layer="layout" svg:width="1.91cm" svg:height="0.636cm" svg:x="6.475cm" svg:y="3.222cm">
          <text:p text:style-name="P5"><text:span text:style-name="T2">ui: 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4.138cm" svg:height="0.636cm" svg:x="11.135cm" svg:y="3.222cm">
          <text:p text:style-name="P5"><text:span text:style-name="T2">catalog: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7.426cm" svg:y1="3.857cm" svg:x2="7.426cm" svg:y2="9.724cm">
          <text:p/>
        </draw:line>
        <draw:line draw:style-name="gr5" draw:text-style-name="P2" draw:layer="layout" svg:x1="13.217cm" svg:y1="3.857cm" svg:x2="13.217cm" svg:y2="9.724cm">
          <text:p/>
        </draw:line>
        <draw:frame draw:style-name="gr4" draw:text-style-name="P7" draw:layer="layout" svg:width="5.397cm" svg:height="0.73cm" svg:x="1.762cm" svg:y="3.749cm">
          <draw:text-box>
            <text:p text:style-name="P3"><text:span text:style-name="T3">filterBooks(bookFilter)</text:span></text:p>
          </draw:text-box>
        </draw:frame>
        <draw:line draw:style-name="gr8" draw:text-style-name="P2" draw:layer="layout" svg:x1="1.991cm" svg:y1="4.31cm" svg:x2="7.122cm" svg:y2="4.31cm">
          <text:p/>
        </draw:line>
        <draw:custom-shape draw:style-name="gr9" draw:text-style-name="P8" draw:layer="layout" svg:width="0.635cm" svg:height="0.762cm" svg:x="1.352cm" svg:y="4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635cm" svg:height="4.953cm" svg:x="7.121cm" svg:y="4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5.394cm" svg:height="0.662cm" svg:x="7.528cm" svg:y="4.283cm">
          <draw:text-box>
            <text:p text:style-name="P3"><text:span text:style-name="T3">filterBooks(bookFilter)</text:span></text:p>
          </draw:text-box>
        </draw:frame>
        <draw:line draw:style-name="gr8" draw:text-style-name="P2" draw:layer="layout" svg:x1="7.756cm" svg:y1="4.81cm" svg:x2="12.887cm" svg:y2="4.81cm">
          <text:p/>
        </draw:line>
        <draw:custom-shape draw:style-name="gr12" draw:text-style-name="P8" draw:layer="layout" svg:width="0.635cm" svg:height="1.778cm" svg:x="12.887cm" svg:y="4.8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5.512cm" svg:height="0.734cm" svg:x="7.528cm" svg:y="6.969cm">
          <draw:text-box>
            <text:p><text:span text:style-name="T1">Display enumeration of </text:span><text:span text:style-name="T3">books</text:span></text:p>
          </draw:text-box>
        </draw:frame>
        <draw:line draw:style-name="gr14" draw:text-style-name="P2" draw:layer="layout" svg:x1="13.522cm" svg:y1="5.31cm" svg:x2="18.602cm" svg:y2="5.31cm">
          <text:p/>
        </draw:line>
        <draw:frame draw:style-name="gr4" draw:text-style-name="P4" draw:layer="layout" svg:width="5.397cm" svg:height="0.73cm" svg:x="13.167cm" svg:y="4.683cm">
          <draw:text-box>
            <text:p text:style-name="P3"><text:span text:style-name="T1">Query books matching filter</text:span></text:p>
          </draw:text-box>
        </draw:frame>
        <draw:line draw:style-name="gr5" draw:text-style-name="P2" draw:layer="layout" svg:x1="18.907cm" svg:y1="3.87cm" svg:x2="18.907cm" svg:y2="9.712cm">
          <text:p/>
        </draw:line>
        <draw:line draw:style-name="gr15" draw:text-style-name="P3" draw:layer="layout" svg:x1="13.522cm" svg:y1="6.08cm" svg:x2="18.602cm" svg:y2="6.08cm">
          <text:p/>
        </draw:line>
        <draw:frame draw:style-name="gr16" draw:text-style-name="P10" draw:layer="layout" svg:width="1.587cm" svg:height="0.649cm" svg:x="15.224cm" svg:y="5.597cm">
          <draw:text-box>
            <text:p><text:span text:style-name="T2">books</text:span></text:p>
          </draw:text-box>
        </draw:frame>
        <draw:line draw:style-name="gr15" draw:text-style-name="P3" draw:layer="layout" svg:x1="7.756cm" svg:y1="6.588cm" svg:x2="12.887cm" svg:y2="6.588cm">
          <text:p/>
        </draw:line>
        <draw:frame draw:style-name="gr16" draw:text-style-name="P10" draw:layer="layout" svg:width="1.587cm" svg:height="0.649cm" svg:x="9.509cm" svg:y="6.105cm">
          <draw:text-box>
            <text:p><text:span text:style-name="T2">books</text:span></text:p>
          </draw:text-box>
        </draw:frame>
        <draw:custom-shape draw:style-name="gr9" draw:text-style-name="P8" draw:layer="layout" svg:width="0.635cm" svg:height="0.762cm" svg:x="7.426cm" svg:y="8.2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7">
          <draw:line draw:style-name="gr3" draw:text-style-name="P2" draw:layer="layout" svg:x1="7.756cm" svg:y1="7.604cm" svg:x2="9.661cm" svg:y2="7.604cm">
            <text:p/>
          </draw:line>
          <draw:line draw:style-name="gr3" draw:text-style-name="P2" draw:layer="layout" svg:x1="9.661cm" svg:y1="7.604cm" svg:x2="9.661cm" svg:y2="8.239cm">
            <text:p/>
          </draw:line>
          <draw:line draw:style-name="gr18" draw:text-style-name="P3" draw:layer="layout" svg:x1="8.061cm" svg:y1="8.239cm" svg:x2="9.661cm" svg:y2="8.239cm">
            <text:p/>
          </draw:line>
        </draw:g>
        <draw:custom-shape draw:style-name="gr9" draw:text-style-name="P8" draw:layer="layout" svg:width="0.635cm" svg:height="0.762cm" svg:x="18.602cm" svg:y="5.3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574cm" fo:page-height="10.7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nathan Gruber</meta:initial-creator>
    <meta:creation-date>2024-03-01T15:27:38.825795594</meta:creation-date>
    <dc:date>2024-03-13T16:01:49.773191597</dc:date>
    <dc:creator>Jonathan Gruber</dc:creator>
    <meta:editing-duration>PT2H31M52S</meta:editing-duration>
    <meta:editing-cycles>16</meta:editing-cycles>
    <meta:generator>LibreOffice/24.2.1.2$Linux_X86_64 LibreOffice_project/420$Build-2</meta:generator>
    <meta:print-date>2024-03-01T20:51:14.435142771</meta:print-date>
    <meta:printed-by>PDF files: Jonathan Gruber</meta:printed-by>
    <meta:document-statistic meta:object-count="40"/>
  </office:meta>
</office:document-meta>
</file>